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Quotations" style:family="paragraph">
      <style:paragraph-properties fo:text-align="end" fo:margin-bottom="0.0381in"/>
    </style:style>
    <style:style style:name="T3" style:parent-style-name="DefaultParagraphFont" style:family="text">
      <style:text-properties style:font-name="system-ui, apple-system, 'Segoe" fo:color="#000000" fo:font-size="9.5pt" style:font-size-asian="9.5pt"/>
    </style:style>
    <style:style style:name="T4" style:parent-style-name="DefaultParagraphFont" style:family="text">
      <style:text-properties style:font-name="system-ui, apple-system, 'Segoe" fo:color="#000000" fo:font-size="9.5pt" style:font-size-asian="9.5pt"/>
    </style:style>
    <style:style style:name="T5" style:parent-style-name="DefaultParagraphFont" style:family="text">
      <style:text-properties style:font-name="system-ui, apple-system, 'Segoe" fo:color="#000000" fo:font-size="9.5pt" style:font-size-asian="9.5pt"/>
    </style:style>
    <style:style style:name="T6" style:parent-style-name="DefaultParagraphFont" style:family="text">
      <style:text-properties style:font-name="system-ui, apple-system, 'Segoe" fo:color="#000000" fo:font-size="9.5pt" style:font-size-asian="9.5pt"/>
    </style:style>
    <style:style style:name="T7" style:parent-style-name="DefaultParagraphFont" style:family="text">
      <style:text-properties style:font-name="system-ui, apple-system, 'Segoe" fo:color="#000000" fo:font-size="9.5pt" style:font-size-asian="9.5pt"/>
    </style:style>
    <style:style style:name="T8" style:parent-style-name="DefaultParagraphFont" style:family="text">
      <style:text-properties style:font-name="system-ui, apple-system, 'Segoe" fo:color="#000000" fo:font-size="9.5pt" style:font-size-asian="9.5pt"/>
    </style:style>
    <style:style style:name="T9" style:parent-style-name="DefaultParagraphFont" style:family="text">
      <style:text-properties style:font-name="system-ui, apple-system, 'Segoe" fo:color="#000000" fo:font-size="9.5pt" style:font-size-asian="9.5pt"/>
    </style:style>
    <style:style style:name="P10" style:parent-style-name="Quotations" style:family="paragraph">
      <style:paragraph-properties fo:text-align="end" fo:margin-bottom="0.0381in"/>
    </style:style>
    <style:style style:name="T11" style:parent-style-name="DefaultParagraphFont" style:family="text">
      <style:text-properties style:font-name="system-ui, apple-system, 'Segoe" fo:color="#000000" fo:font-size="9.5pt" style:font-size-asian="9.5pt" fo:background-color="#FFFFFF"/>
    </style:style>
    <style:style style:name="P12" style:parent-style-name="Quotations" style:family="paragraph">
      <style:paragraph-properties fo:text-align="center"/>
    </style:style>
    <style:style style:name="P13" style:parent-style-name="Textbody" style:family="paragraph">
      <style:paragraph-properties fo:text-indent="0.4923in"/>
    </style:style>
    <style:style style:name="P14" style:parent-style-name="Textbody" style:family="paragraph">
      <style:paragraph-properties fo:text-indent="0.4923in"/>
    </style:style>
    <style:style style:name="P15" style:parent-style-name="Textbody" style:family="paragraph">
      <style:paragraph-properties fo:text-indent="0.4923in"/>
    </style:style>
    <style:style style:name="P16" style:parent-style-name="Textbody" style:family="paragraph">
      <style:paragraph-properties fo:text-indent="0.4923in"/>
    </style:style>
    <style:style style:name="P17" style:parent-style-name="Textbody" style:family="paragraph">
      <style:paragraph-properties fo:text-indent="0.4923in"/>
    </style:style>
    <style:style style:name="P18" style:parent-style-name="Textbody" style:family="paragraph">
      <style:paragraph-properties fo:text-indent="0.4923in"/>
    </style:style>
    <style:style style:name="P19" style:parent-style-name="Quotations" style:family="paragraph">
      <style:paragraph-properties fo:text-align="center"/>
    </style:style>
  </office:automatic-styles>
  <office:body>
    <office:text text:use-soft-page-breaks="true">
      <text:p text:style-name="P1">Rust</text:p>
      <text:p text:style-name="P2"><text:tab/><text:tab/><text:tab/><text:tab/><text:tab/><text:tab/><text:tab/><text:tab/>“<text:span text:style-name="T3">As a prisoner for the Lord, then, I urge you<text:s/></text:span><text:span text:style-name="T4"><text:tab/></text:span><text:span text:style-name="T5"><text:tab/></text:span><text:span text:style-name="T6"><text:tab/></text:span><text:span text:style-name="T7"><text:tab/></text:span><text:span text:style-name="T8"><text:tab/></text:span><text:span text:style-name="T9"><text:tab/>to live a life worthy of the calling you have received.”</text:span></text:p>
      <text:p text:style-name="P10"><text:span text:style-name="T11">Ephesians 4:1</text:span></text:p>
      <text:p text:style-name="P12">1.</text:p>
      <text:p text:style-name="Textbody"><text:tab/>“Will<text:s/>you step on board sir?” asked the conductor</text:p>
      <text:p text:style-name="Textbody"><text:tab/>Megas<text:s/>lifted his<text:s/>head and<text:s/>looked at the machine.</text:p>
      <text:p text:style-name="Textbody"><text:tab/>“Certainly” he replied.</text:p>
      <text:p text:style-name="Textbody"><text:tab/>Adam picked up the hat lying next to him on the bench and stood up. He took a few steps towards the entrance<text:s/>of the<text:s/>ship<text:s/>but could not force himself to go in. He wanted to take in the moment, to take it all in one last time, he wanted to carry it all in his memory for as long as he could. He looked back<text:s/>at<text:s/>the grand entrance of the station and stepped out once again for one last time. From the steps he<text:s/>could see it all.<text:s/>The majestic city in the clouds.<text:s/>Akeldama, the city of machines.</text:p>
      <text:p text:style-name="Textbody"><text:tab/>Ridged peaks of carbon black and<text:s/>dark<text:s/>red<text:s/>were<text:s/>towering over the clouds and going further up into the atmosphere on one side. Chimneys larger than the factories that were using them on the other.<text:s/>Mega-city residential blocks the size of mountains housing as many residents as the biggest capitals in the days of men were chained together all around the city.<text:s/>The awe-inspiring monoliths<text:s/>gave no clues as to the engineering that supported their colossal weight, notwithstanding the fact that they were moving!<text:s/></text:p>
      <text:p text:style-name="P13">Each one was an entity of its own volition swaying back and forth amongst the clouds the only thing keeping the whole thing from drifting apart were the enormous chains interlocking them together.<text:s/>Fires were burning everywhere, from all sides, indicating the sacred work being done by the communities that resided within,<text:s/>of maintaining and ever-expanding<text:s/>the megalopolis.<text:s/>Swarms of ships and cargo vessels can distinctly be seen going from one building to the other moving the workers dedicated to their tasks.<text:s/>The city was a harmony of noise and movement with every task carefully estimated and assigned<text:s/>by the<text:s/>council of Automation which resided in the center.</text:p>
      <text:p text:style-name="P14">Marble pillars entwined with black,<text:s/>and red were the building blocks of the buildings.<text:s/>Amongst them<text:s/>from where Adam was standing could be seen the courthouse of the Arbiter, the library of Memorious, storing every second of the city’s<text:s/>history, and the temple of Automation which controlled every task<text:s/>ever<text:s/>assigned.<text:s/>It was all spectacular, all terrifying and it was the last time<text:s/>Megas<text:s/>would see it, his home. The settings sun was casting warm dark red and orange glows onto the buildings whose dark surface was instantaneously absorbing them giving the scene an almost apocalyptic appearance.<text:s/></text:p>
      <text:p text:style-name="P15">“Sir, the airship is about to leave” said again the conductor approaching from behind. “Are you sure you still want to make the journey?”</text:p>
      <text:p text:style-name="P16">“Yes” replied Megas. “I’m sure.”</text:p>
      <text:soft-page-break/>
      <text:p text:style-name="P17">He turned his back to the city and made his way back into the station. It was one of the oldest buildings in the city,<text:s/>designed by humans but built by robots. The walls were still plaster and concrete and the floors were made of cobblestone. Each stone engraved with the initials and serial numbers of the robots who placed them there as per tradition in the old days before the Pilgrimage.<text:s/>Megas boarded the ship<text:s/>and silently took his seat.</text:p>
      <text:p text:style-name="P18">The airship blew its whistle. The enormous<text:s/>steam<text:s/>engines started pushing out smoke. The bottom of the train station above the platform opened<text:s/>wide and the in a second the ship was released and was in a free-fall. Momentarily the engines started to push out more smoke and fire and the wings on each side of the hull opened wide slowing down the descent. Megas looked out the window one last time at<text:s/>Akeldama before it disappeared above the clouds.</text:p>
      <text:p text:style-name="P19"><text:tab/>2.</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stem-ui, apple-system, 'Segoe" svg:font-family="system-ui, apple-system, 'Sego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stantin Petrov Ivanov</dc:creator>
    <meta:creation-date>2017-10-20T23:40:00Z</meta:creation-date>
    <dc:date>2022-05-28T11:21:00Z</dc:date>
    <meta:template xlink:href="Normal.dotm" xlink:type="simple"/>
    <meta:editing-cycles>13</meta:editing-cycles>
    <meta:editing-duration>PT6480S</meta:editing-duration>
    <meta:document-statistic meta:page-count="2" meta:paragraph-count="7" meta:word-count="505" meta:character-count="3584" meta:row-count="25" meta:non-whitespace-character-count="3086"/>
  </office:meta>
</office:document-meta>
</file>